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
    <style:style style:name="P6" style:family="paragraph" style:parent-style-name="Heading_20_1">
      <style:paragraph-properties fo:text-align="justify" style:justify-single-word="false"/>
    </style:style>
    <style:style style:name="P7" style:family="paragraph" style:parent-style-name="Heading_20_1" style:list-style-name=""/>
    <style:style style:name="P8" style:family="paragraph" style:parent-style-name="Heading_20_1">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ule Graphique</text:p>
      <text:p text:style-name="Subtitle">Développeur: Florian Lara</text:p>
      <text:p text:style-name="Standard"/>
      <text:p text:style-name="Standard"/>
      <text:p text:style-name="Standard"/>
      <text:p text:style-name="Standard"/>
      <text:p text:style-name="Standard"/>
      <text:h text:style-name="P6" text:outline-level="1">Présentation</text:h>
      <text:p text:style-name="P3"><text:tab/>Le rôle de la partie graphique dans le projet Javabot est d'assurer l'affichage des différents éléments du jeu original Pybotwar. Notre version du jeu Pybotwar se doit d'être plus jolie graphiquement et mieux pensée afin que l'utilisateur puisse s'y retrouver facilement. L'interface est une donnée importante surtout lorsque le produit est destiné au un public non-averti. </text:p>
      <text:p text:style-name="P3"/>
      <text:p text:style-name="P3"/>
      <text:h text:style-name="P6" text:outline-level="1">Solutions techniques choisies</text:h>
      <text:p text:style-name="P4"><text:tab/>Pour ce qui est des choix techniques mis en place, l'équipe ThinkTank utilise le langage Java pour la conception du Pybotwar Lite. Java couplé avec Eclipse met à disposition AWT et Swing qui permettent de programmer en IHM (Interface Home Machine). Le but étant de créer une interface accueillante pour l'utilisateur et donc une fenêtre dédiée au jeu lui-même. </text:p>
      <text:p text:style-name="P4">Swing et AWT nous permettent de créer divers éléments graphiques facilement. Cependant Swing serait moins puissant que AWT mais serait en revanche multi-platforme ce qui nous permet d'exporter notre jeu sur n'importe quel système d'exploitation sans avoir de contrainte graphiques. En effet, les interfaces graphiques créées par Swing sont identiques sur tous les systèmes d'exploitation ce qui est propice à la distribution du produit surtout lorsqu'il s'agit d'un jeu éducatif.</text:p>
      <text:p text:style-name="P4">L'avantage d'utiliser Java est que le code est clair et pas forcément très volumineux grâce aux outils graphiques qui simplifie énormément le traitement de l'images. Si nous distribuons le code graphique, il fonctionnera partout et sera commenté afin que l’utilisateur sache quoi modifier si il souhaite changer l'interface ou la manière d'afficher un élément en particulier. </text:p>
      <text:p text:style-name="P4">De plus, Java, AWT et Swing sont très utilisés pour faire de la programmation IHM, il ne sera donc pas difficile de se documenter ou même de se renseigner sur des forums, la communauté est active et très développée.</text:p>
      <text:h text:style-name="P7" text:outline-level="1"/>
      <text:h text:style-name="P5" text:outline-level="1"/>
      <text:h text:style-name="P5" text:outline-level="1"/>
      <text:h text:style-name="P5" text:outline-level="1"/>
      <text:h text:style-name="P5" text:outline-level="1"/>
      <text:h text:style-name="Heading_20_1" text:outline-level="1"><text:soft-page-break/>Architecture</text:h>
      <text:p text:style-name="Standard">Le module est divisé en 6 classes : </text:p>
      <text:p text:style-name="Standard"/>
      <text:list xml:id="list83864857" text:style-name="L1">
        <text:list-item>
          <text:p text:style-name="P1">Classe MainWindow : elle se charge d'afficher le jeu. Cette fenêtre représente l'interface que verra l'utilisateur en lançant l'application. C'est grâce à cette classe que l'utilisateur pourra lancer un éditeur de texte afin de créer un script puis de le lancer et de voir le déroulement de la partie. </text:p>
          <text:p text:style-name="P1"/>
        </text:list-item>
        <text:list-item>
          <text:p text:style-name="P1">Classe PanneauDessin : elle dessine les différents éléments qui devront être visible à l’intérieur de la fenêtre principale.</text:p>
          <text:p text:style-name="P1"/>
        </text:list-item>
        <text:list-item>
          <text:p text:style-name="P1">Classe MobileGraphic : une classe qui regroupe les éléments du jeu qui seront en actions et donc mobiles. </text:p>
          <text:p text:style-name="P1"/>
        </text:list-item>
        <text:list-item>
          <text:p text:style-name="P1">Classe TankGraphic : une classe qui gérera l'affichage des tanks à l'écran.</text:p>
          <text:p text:style-name="P1"/>
        </text:list-item>
        <text:list-item>
          <text:p text:style-name="P1">Classe ProjectileGraphic : une classe qui gérera l'affichage des projectiles à l'écran.</text:p>
          <text:p text:style-name="P1"/>
        </text:list-item>
        <text:list-item>
          <text:p text:style-name="P1">Classe MapGraphic : une classe qui affichera la map/terrain où se trouveront les tanks.</text:p>
        </text:list-item>
      </text:list>
      <text:p text:style-name="Standard"/>
      <text:h text:style-name="Heading_20_1" text:outline-level="1">Fonctionnement</text:h>
      <text:p text:style-name="Standard">Le module fonctionnera de la manière suivante :</text:p>
      <text:p text:style-name="Standard"/>
      <text:list xml:id="list2040858141" text:style-name="L2">
        <text:list-item>
          <text:p text:style-name="P2">Les différents tanks se verront attribuer une couleur différente afin de les différencier à chaque création d'un nouveau tank. </text:p>
          <text:p text:style-name="P2"/>
        </text:list-item>
        <text:list-item>
          <text:p text:style-name="P2">Les tanks et les projectiles se déplaceront sur la map en fonction du script python puis de la partie physique pour enfin être traduit graphiquement.</text:p>
          <text:p text:style-name="P2"/>
        </text:list-item>
        <text:list-item>
          <text:p text:style-name="P2">Les murs, tanks et projectiles seront des images visibles par l'utilisateur dans une map fermée.</text:p>
          <text:p text:style-name="P2"/>
        </text:list-item>
        <text:list-item>
          <text:p text:style-name="P2">Les boutons qui permettent d'éditer un script et de le lancer serviront à démarrer une partie ce qui aura pour effet de remplir la map des différents tanks et de les faire se déplacer, tirer, tourner.</text:p>
          <text:p text:style-name="P2"/>
        </text:list-item>
        <text:list-item>
          <text:p text:style-name="P2">La partie physique qui permettra de diriger le tank à travers de la matrice (map) sera en liaison avec l'interface graphique aux biais d'objets graphiques. Ces objets graphiques donneront vie au moteur qui sera affiché sous forme d'images.</text:p>
          <text:p text:style-name="P2"/>
        </text:list-item>
        <text:list-item>
          <text:p text:style-name="P2">Les images se déplaceront dans la map qui sera en pixel et non plus en cases abstraites et elle réagiront en fonction des instructions dictées par le script python.</text:p>
          <text:p text:style-name="P2"/>
        </text:list-item>
        <text:list-item>
          <text:p text:style-name="P2">Lorsqu'un tank rencontre un mur, l'image reste fixe jusqu'au prochain changement.</text:p>
        </text:list-item>
      </text:list>
      <text:p text:style-name="Standard"/>
      <text:list xml:id="list161723504" text:continue-numbering="true" text:style-name="L2">
        <text:list-item>
          <text:p text:style-name="P2">Lorsqu'un projectile rencontre un tank ou un mur, l'image est détruite,</text:p>
          <text:p text:style-name="P2"/>
        </text:list-item>
        <text:list-item>
          <text:p text:style-name="P2">Lorsqu'un tank n'a plus de vie, l'objet graphique qui le représente est détruit.</text:p>
        </text:list-item>
      </text:list>
      <text:p text:style-name="Standard"><text:soft-page-break/></text:p>
      <text:p text:style-name="Standard"/>
      <text:h text:style-name="P8" text:outline-level="1">Test unitaire de la classe</text:h>
      <text:p text:style-name="Text_20_body"><text:tab/>N'ayant pas accès, au premier abord, aux autres parties du code qui seraient l’intégration des scripts python et la partie physique du jeu, il était difficile réellement tester les mécanismes du jeu en thermes de graphismes.</text:p>
      <text:h text:style-name="Heading_20_2" text:outline-level="2">Procédure de test</text:h>
      <text:p text:style-name="Text_20_body"><text:tab/>Pour préparer le terrain et commencer à afficher des objets qui seraient par la suite animés, il fallait créer des objets graphiques qui n'auraient pas de but précis à part le fait d'être afficher dans l'espace de jeu qui leur est dédier.</text:p>
      <text:p text:style-name="Text_20_body">Mais avant toute chose, il fallait vérifier que la fenêtre était adapté au jeu et permettait la création d'une map et des boutons. Les utilisateurs doivent avoir un accès simple aux différentes actions proposées par l'interface. </text:p>
      <text:p text:style-name="Text_20_body">Des tests d’ergonomie très simple ont donc été effectués afin de vérifier que le jeu soit bien compatible sur plusieurs plate-formes et que tout reste accessible.</text:p>
      <text:p text:style-name="Text_20_body">Une fois cela testé, l'affichage des tanks et de leurs nombres de vies à une position donnée de la map qui seraient la position de départ d'un tank avant de commencer à bouger. </text:p>
      <text:p text:style-name="Text_20_body">Puis l'affichage des murs qui ne doivent pas être à la même position qu'un tank car collision possible. <text:s/></text:p>
      <text:h text:style-name="Heading_20_2" text:outline-level="2">Résultats des tests</text:h>
      <text:p text:style-name="Text_20_body">Les images s'affichent bien à l'écran lors de la création d'objets graphiques dans la fenêtre principale ce qui prouve qu'il maintenant possible de relier cette partie avec le reste de l'application et d'effectuer des mouvements et des effets graphiques en fonction des actions décrites par l'utilisateur.</text:p>
      <text:h text:style-name="Heading_20_1" text:outline-level="1">Conclusion</text:h>
      <text:p text:style-name="P4"><text:tab/>Le module graphique sert à afficher à l'écran la partie physique/moteur du jeu. Les utilisateurs auront accès à un éditeur de texte via un bouton qui sera directement relié à la partie chargement d'intelligence artificielle du jeu afin d’écrire les scripts python. Une fois la partie lancée, elle sera affichée en temps réel sur à l’intérieur de l'espace de la map qui servira de champs de bataille pour les tanks.</text:p>
      <text:p text:style-name="P4">L'intégration va jouer un rôle crucial quant à la phase de test car différents bugs graphiques peuvent se produire une fois reliée à la partie physique. Comme, par exemple, des problèmes de collisions ou de fluidité d'affichage les tanks étant codés sur une matrice case par case. Cependant, comparé à la version d'origine, l'aspect savonnette des tanks disparaîtra et l'espace jouable sera défini précisément à l'aide de limites graphiques simulées par des m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dric Bérenger</meta:initial-creator>
    <meta:creation-date>2014-09-27T16:54:13.705851444</meta:creation-date>
    <dc:date>2014-09-28T19:19:38</dc:date>
    <dc:creator>flo </dc:creator>
    <meta:editing-duration>PT2H13M5S</meta:editing-duration>
    <meta:editing-cycles>44</meta:editing-cycles>
    <meta:generator>LibreOffice/3.5$Linux_x86 LibreOffice_project/350m1$Build-2</meta:generator>
    <meta:document-statistic meta:table-count="0" meta:image-count="0" meta:object-count="0" meta:page-count="4" meta:paragraph-count="41" meta:word-count="1042" meta:character-count="6406" meta:non-whitespace-character-count="5412"/>
  </office:meta>
</office:document-meta>
</file>